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200%"/>
      <style:text-properties officeooo:rsid="001e4a7f" officeooo:paragraph-rsid="001e4a7f"/>
    </style:style>
    <style:style style:name="P2" style:family="paragraph" style:parent-style-name="Standard">
      <style:paragraph-properties fo:line-height="200%" fo:text-align="center" style:justify-single-word="false"/>
      <style:text-properties officeooo:paragraph-rsid="0027b6b3"/>
    </style:style>
    <style:style style:name="P3" style:family="paragraph" style:parent-style-name="Standard" style:master-page-name="">
      <loext:graphic-properties draw:fill="none"/>
      <style:paragraph-properties fo:margin-left="0.5in" fo:margin-right="0in" fo:line-height="200%" fo:text-align="start" style:justify-single-word="false" fo:text-indent="0in" style:auto-text-indent="false" style:page-number="auto" fo:background-color="transparent"/>
      <style:text-properties officeooo:paragraph-rsid="0027b6b3"/>
    </style:style>
    <style:style style:name="P4" style:family="paragraph" style:parent-style-name="Standard">
      <loext:graphic-properties draw:fill="none"/>
      <style:paragraph-properties fo:margin-left="0.5in" fo:margin-right="0in" fo:line-height="200%" fo:text-align="start" style:justify-single-word="false" fo:text-indent="0in" style:auto-text-indent="false" fo:background-color="transparent"/>
      <style:text-properties officeooo:rsid="0027b6b3" officeooo:paragraph-rsid="0027b6b3"/>
    </style:style>
    <style:style style:name="P5" style:family="paragraph" style:parent-style-name="Standard">
      <loext:graphic-properties draw:fill="none"/>
      <style:paragraph-properties fo:margin-left="0.5in" fo:margin-right="0in" fo:line-height="200%" fo:text-align="start" style:justify-single-word="false" fo:text-indent="0in" style:auto-text-indent="false" fo:background-color="transparent"/>
      <style:text-properties officeooo:rsid="00293d7c" officeooo:paragraph-rsid="00293d7c"/>
    </style:style>
    <style:style style:name="P6" style:family="paragraph" style:parent-style-name="Standard">
      <loext:graphic-properties draw:fill="none"/>
      <style:paragraph-properties fo:margin-left="0.5in" fo:margin-right="0in" fo:line-height="200%" fo:text-align="start" style:justify-single-word="false" fo:text-indent="0in" style:auto-text-indent="false" fo:background-color="transparent"/>
      <style:text-properties officeooo:rsid="002aa556" officeooo:paragraph-rsid="002aa556"/>
    </style:style>
    <style:style style:name="T1" style:family="text">
      <style:text-properties officeooo:rsid="001e4a7f"/>
    </style:style>
    <style:style style:name="T2" style:family="text">
      <style:text-properties officeooo:rsid="00293d7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lexa Summers</text:p>
      <text:p text:style-name="P1">Rachel Morris</text:p>
      <text:p text:style-name="P1">Basic Data Structures using C++ Online</text:p>
      <text:p text:style-name="P1">25 August 2017</text:p>
      <text:p text:style-name="P2"><text:span text:style-name="T1">Lab #1 Follow-up Questions<text:tab/></text:span></text:p>
      <text:p text:style-name="P3"><text:span text:style-name="T1">1a. A parameter is a blank or a placeholder specified by parentheses that is placed in a function declaration for later use. When calling the function, arguments will be put in the empty space, which will tell the function what values to use.<text:line-break/>An argument is the technical name for the values used in the space dedicated by the parameter. b. An element is one single item in an array. An index is the number assigned to that particular element.</text:span></text:p>
      <text:p text:style-name="P4">2a. vectorname.erase()<text:line-break/>2b. <text:span text:style-name="T2">vectorname.insert() and vectorname.emplace()</text:span></text:p>
      <text:p text:style-name="P5">3a. listname.size()<text:line-break/>3b. listname.reverse()</text:p>
      <text:p text:style-name="P5">4a. queuename.push()</text:p>
      <text:p text:style-name="P5">4b. queuename.pop()</text:p>
      <text:p text:style-name="P5">4c. queuename.front()</text:p>
      <text:p text:style-name="P5">4d. queuename.empty()</text:p>
      <text:p text:style-name="P6">5a. stackname.push()</text:p>
      <text:p text:style-name="P6">5b. stackname.pop()</text:p>
      <text:p text:style-name="P6">5c. stackname.top()</text:p>
      <text:p text:style-name="P6">5d. Stacks and queues are different because in a queue, the first item in is the first item out, and in a stack, the first item in is the last item out. In the classwork example, it described a queue like a line queue, where the person up front goes first, and then everyone else moves up a spot, <text:soft-page-break/>and it described a stack like a Pringles can, where everything falls to the bottom, and you can’t get to the bottom without going through everything above it. </text:p>
      <text:p text:style-name="P6">6a. A key is an identifier for a particular value, almost like a name. It is similar to an index in an array, but you choose what the key is.</text:p>
      <text:p text:style-name="P6">6b. A value is whatever is assigned to a key. It is almost like the key is the variable, and the value is what is assigned to that variable.</text:p>
      <text:p text:style-name="P6">6c. A dictionary or a hash-ta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5T15:18:57.468531516</meta:creation-date>
    <dc:date>2017-08-25T19:29:18.037514299</dc:date>
    <meta:editing-duration>PT29M48S</meta:editing-duration>
    <meta:editing-cycles>5</meta:editing-cycles>
    <meta:generator>LibreOffice/5.3.1.2$Linux_X86_64 LibreOffice_project/30m0$Build-2</meta:generator>
    <meta:document-statistic meta:table-count="0" meta:image-count="0" meta:object-count="0" meta:page-count="2" meta:paragraph-count="19" meta:word-count="273" meta:character-count="1570" meta:non-whitespace-character-count="1314"/>
  </office:meta>
</office:document-meta>
</file>